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872" officeooo:paragraph-rsid="000ee872"/>
    </style:style>
    <style:style style:name="T1" style:family="text">
      <style:text-properties officeooo:rsid="001095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hange Making problem:</text:p>
      <text:p text:style-name="P1"/>
      <text:p text:style-name="P1">Create a script that will tell you the optimal amount of coins to get back for any given amount <text:span text:style-name="T1">of</text:span> change.</text:p>
      <text:p text:style-name="P1"/>
      <text:p text:style-name="P1">EX. </text:p>
      <text:p text:style-name="P1">- <text:s/>25cents = 4 (4 = 4 quarters)</text:p>
      <text:p text:style-name="P1">- <text:s/>13cents = 5 ( 4 = 1 dime and 3 pennies)</text:p>
      <text:p text:style-name="P1">- 32cents = 5 ( 3 = dimes and 2 pennie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20:17:42.486935210</meta:creation-date>
    <dc:date>2020-09-13T21:47:27.801430598</dc:date>
    <meta:editing-duration>PT3M33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6" meta:word-count="57" meta:character-count="249" meta:non-whitespace-character-count="195"/>
  </office:meta>
</office:document-meta>
</file>